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SENVOLVIMENTO DE APLICAÇÕES WEB I</text:span></text:p>
      <text:p text:style-name="P1"/>
      <text:p text:style-name="Standard">ALUNAS: STHEFFANY CRUVINEL MARTINS</text:p>
      <text:p text:style-name="Standard"><text:tab/> <text:s text:c="3"/>ALINY ALVES DUTRA</text:p>
      <text:p text:style-name="Standard"><text:tab/> <text:s text:c="3"/>ANA CRISTINA THIERSCH</text:p>
      <text:p text:style-name="Standard"/>
      <text:p text:style-name="Standard">Primeiro vamos criar a pasta onde ficará salvo o nosso projeto, no terminal digite: </text:p>
      <text:p text:style-name="Standard"/>
      <text:p text:style-name="Standard"><text:span text:style-name="T2">mkdir daw1</text:span></text:p>
      <text:p text:style-name="Standard"><text:span text:style-name="T2">cd daw1</text:span></text:p>
      <text:p text:style-name="Standard"/>
      <text:p text:style-name="Standard">Vamos criar um projeto React com os comandos:</text:p>
      <text:p text:style-name="Standard"/>
      <text:p text:style-name="Standard"><text:span text:style-name="T2">npx create-react-app client</text:span></text:p>
      <text:p text:style-name="Standard"/>
      <text:p text:style-name="Standard">Vamos entrar dentro da pasta client e inicializar</text:p>
      <text:p text:style-name="Standard"/>
      <text:p text:style-name="Standard"><text:span text:style-name="T2">cd client</text:span></text:p>
      <text:p text:style-name="Standard"><text:span text:style-name="T2">npm start</text:span></text:p>
      <text:p text:style-name="Standard"/>
      <text:p text:style-name="Standard">Já para o Express vamos digitar os comandos:</text:p>
      <text:p text:style-name="Standard"/>
      <text:p text:style-name="Standard"><text:span text:style-name="T2">npx express-generator api</text:span></text:p>
      <text:p text:style-name="Standard"><text:span text:style-name="T2">cd api</text:span></text:p>
      <text:p text:style-name="Standard"><text:span text:style-name="T2">npm install</text:span></text:p>
      <text:p text:style-name="Standard"><text:soft-page-break/><text:span text:style-name="T2">npm start</text:span></text:p>
      <text:p text:style-name="Standard"/>
      <text:p text:style-name="Standard">Pronto, criamos um projeto React e um projeto Exp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82" meta:character-count="506" meta:non-whitespace-character-count="431"/>
    <meta:generator>LibreOfficeDev/6.0.5.2$Linux_X86_64 LibreOffice_project/</meta:generator>
  </office:meta>
</office:document-meta>
</file>